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KacstQurn" svg:font-family="KacstQurn"/>
    <style:font-face style:name="OpenSymbol" svg:font-family="OpenSymbol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at?</text:h>
      <text:p text:style-name="Text_20_body">Wi3 is handig als snelle aanroep voor bijvoorbeeld:</text:p>
      <text:p text:style-name="Text_20_body"><text:tab/>Wi3::$iets-&gt;iets</text:p>
      <text:p text:style-name="Text_20_body">Het is korter dan Wi3::inst()-&gt;iets-&gt;iets en valt dus evt te gebruiken. Je kan echter niet zomaar voor een static variable Wi3::$anderevar = 'iets'; doen, zonder dat deze al gedefinieerd was als</text:p>
      <text:p text:style-name="Text_20_body"/>
      <text:p text:style-name="Text_20_body"><text:tab/>class Wi3 { static $anderevar; }</text:p>
      <text:p text:style-name="Text_20_body"/>
      <text:h text:style-name="Heading_20_1" text:outline-level="1">Hoe?</text:h>
      <text:p text:style-name="Text_20_body">Om dat <text:span text:style-name="T1">toch</text:span> mogelijk te maken, is er een trucje nodig. Dit is op internet nog niet gedemonstreerd, en gaat als volgt:</text:p>
      <text:p text:style-name="Text_20_body"/>
      <text:p text:style-name="Text_20_body">// Elke module kan in zn init.php de volgende functie aanroepen</text:p>
      <text:p text:style-name="Text_20_body">Vars::add(“iets”, “Wi3_Iets::inst()”);</text:p>
      <text:p text:style-name="Text_20_body">// Daarna wordt er in de bootstrap.php een class ge-evald die de static variabelen in een class stopt</text:p>
      <text:p text:style-name="Text_20_body">$eval = “”;</text:p>
      <text:p text:style-name="Text_20_body">foreach(Vars::getvars() as $name =&gt; $val) {</text:p>
      <text:p text:style-name="Text_20_body"><text:tab/>$eval = “public static $”.$name.” = “.$val”;</text:p>
      <text:p text:style-name="Text_20_body">}</text:p>
      <text:p text:style-name="Text_20_body">eval( “class Wi3_Staticvars extends Wi3_Base { “ . $eval . “ };”);</text:p>
      <text:p text:style-name="Text_20_body">// Nu kan Wi3 aangeroepen worden, omdat deze de class Wi3_Staticvars extend.</text:p>
      <text:p text:style-name="Text_20_body">Class Wi3 extends Wi3_Staticvars { … }</text:p>
      <text:p text:style-name="Text_20_body"/>
      <text:p text:style-name="Text_20_body">Nu kan je dus </text:p>
      <text:p text:style-name="Text_20_body">de static variabele Wi3::$iets gebruiken, die dynamisch is gecreer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KacstQurn" svg:font-family="KacstQurn"/>
    <style:font-face style:name="OpenSymbol" svg:font-family="OpenSymbol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KacstQurn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KacstQurn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KacstQurn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KacstQur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KacstQurn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em Mulder</meta:initial-creator>
    <meta:creation-date>2010-08-31T20:59:44</meta:creation-date>
    <dc:date>2010-09-06T16:51:06</dc:date>
    <dc:creator>Willem Mulder</dc:creator>
    <meta:editing-duration>PT05H45M48S</meta:editing-duration>
    <meta:editing-cycles>54</meta:editing-cycles>
    <meta:generator>OpenOffice.org/3.2$Linux OpenOffice.org_project/320m12$Build-9483</meta:generator>
    <meta:document-statistic meta:table-count="0" meta:image-count="0" meta:object-count="0" meta:page-count="1" meta:paragraph-count="19" meta:word-count="167" meta:character-count="984"/>
  </office:meta>
</office:document-meta>
</file>